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style:font-size-asian="11pt" style:font-size-complex="11pt"/>
    </style:style>
    <style:style style:name="P2" style:family="paragraph" style:parent-style-name="Preformatted_20_Text">
      <style:paragraph-properties fo:margin-left="0.4925in" fo:margin-right="0in" fo:text-indent="0in" style:auto-text-indent="false"/>
      <style:text-properties style:font-name="Arial" fo:font-size="11pt" style:font-size-asian="11pt" style:font-size-complex="11pt"/>
    </style:style>
    <style:style style:name="P3" style:family="paragraph" style:parent-style-name="Preformatted_20_Text" style:master-page-name="Standard">
      <style:paragraph-properties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Preformatted_20_Text">
      <style:text-properties style:font-name="Arial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laremos con: mongo objectdb oracle</text:p>
      <text:p text:style-name="P1"/>
      <text:p text:style-name="P1">o proxecto chamarase o<text:span text:style-name="T3">brigatoriamente <text:s/></text:span><text:span text:style-name="T1">Pvehiculos</text:span></text:p>
      <text:p text:style-name="P1"/>
      <text:p text:style-name="P1"/>
      <text:p text:style-name="P1">puntuacion : sobre un total de 9 puntos para aprobar debe conseguirse 4,5 puntos</text:p>
      <text:p text:style-name="P1"/>
      <text:p text:style-name="P1">1)dispomos dunha colecion mongo chamada -<text:span text:style-name="T2">vendas</text:span>- que debemos crear seguindo as instrucions do ficheiro de texto -creavendas- </text:p>
      <text:p text:style-name="P1">o contido e o seguinte:</text:p>
      <text:p text:style-name="P1"/>
      <text:p text:style-name="P1">{_id:1 ,dni:"364d",codveh: "v1"},</text:p>
      <text:p text:style-name="P1">{_id:2 ,dni: "361a",codveh:"v5"},</text:p>
      <text:p text:style-name="P1">{_id:3 ,dni: "363c",codveh: "v7"},</text:p>
      <text:p text:style-name="P1">{_id:4 ,dni: "366f",codveh:"v9"}</text:p>
      <text:p text:style-name="P1"/>
      <text:p text:style-name="P1"/>
      <text:p text:style-name="P1">2) dispomos de duas clases java <text:s/>: <text:span text:style-name="T2">Vehiculos.class</text:span> e <text:span text:style-name="T2">Clientes .class</text:span> que deberemos incorporar ao proxecto</text:p>
      <text:p text:style-name="P1"/>
      <text:p text:style-name="P1">3) dispomos dunha base de datos chamada -<text:span text:style-name="T2">vehicli.odb</text:span>- con obxectos de duas clases : Vehiculos.class e Clientes.class</text:p>
      <text:p text:style-name="P1"/>
      <text:p text:style-name="P1">os obxectos contidos na base objecdb -vehicli.odb- son os seguintes</text:p>
      <text:p text:style-name="P1"/>
      <text:p text:style-name="P1">obxectos tipo Vehiculos.class:</text:p>
      <text:p text:style-name="P1"/>
      <text:p text:style-name="P1">codveh: v1, nomveh: hyundai, prezoorixe: 12000,anomatricula: <text:s/>2013</text:p>
      <text:p text:style-name="P1">codveh: v10, nomveh: audi, prezoorixe: 21000,anomatricula: <text:s/>2011</text:p>
      <text:p text:style-name="P1">codveh: v2, nomveh: honda, prezoorixe: 21000,anomatricula: <text:s/>2015</text:p>
      <text:p text:style-name="P1">codveh: v3, nomveh: seat, prezoorixe: 10000,anomatricula: <text:s/>2019</text:p>
      <text:p text:style-name="P1">codveh: v4, nomveh: renault, prezoorixe: 19000,anomatricula: <text:s/>2000</text:p>
      <text:p text:style-name="P1">codveh: v5, nomveh: citroen, prezoorixe: 20000,anomatricula: <text:s/>2009</text:p>
      <text:p text:style-name="P1">codveh: v6, nomveh: volvo, prezoorixe: 9000,anomatricula: <text:s/>2004</text:p>
      <text:p text:style-name="P1">codveh: v7, nomveh: mercedes, prezoorixe: 11000,anomatricula: <text:s/>2007</text:p>
      <text:p text:style-name="P1">codveh: v8, nomveh: jaguar, prezoorixe: 13000,anomatricula: <text:s/>2010</text:p>
      <text:p text:style-name="P1">codveh: v9, nomveh: mazda, prezoorixe: 9000,anomatricula: <text:s/>2015</text:p>
      <text:p text:style-name="P1"/>
      <text:p text:style-name="P1">obxectos tipo Clientes.java</text:p>
      <text:p text:style-name="P1"/>
      <text:p text:style-name="P1">dni: 3610d, nomec: zoila, ncompras: 0</text:p>
      <text:p text:style-name="P1">dni: 361a, nomec: luis, ncompras: 0</text:p>
      <text:p text:style-name="P1">dni: 362b, nomec: pedro, ncompras: 1</text:p>
      <text:p text:style-name="P1">dni: 363c, nomec: paula, ncompras: 2</text:p>
      <text:p text:style-name="P1">dni: 364d, nomec: eva, ncompras: 1</text:p>
      <text:p text:style-name="P1">dni: 365e, nomec: jairo, ncompras: 0</text:p>
      <text:p text:style-name="P1">dni: 366f, nomec: xiu, ncompras: 3</text:p>
      <text:p text:style-name="P1">dni: 367g, nomec: jhon, ncompras: 1</text:p>
      <text:p text:style-name="P1">dni: 368h, nomec: ainara, ncompras: 0</text:p>
      <text:p text:style-name="P1">dni: 369k, nomec: uxia, ncompras: 1</text:p>
      <text:p text:style-name="P1"/>
      <text:p text:style-name="P1"/>
      <text:p text:style-name="P1"/>
      <text:p text:style-name="P1">4)dispomos dun script chamado -<text:span text:style-name="T2">creafinalveh.sql</text:span>- <text:s/>que crea unha taboa de tipo obxectorelacional oracle chamada -<text:span text:style-name="T2">finalveh</text:span>- que conten 4 campos , o ultimo <text:s/>dos cuais e <text:s/>de tipo obxecto. </text:p>
      <text:p text:style-name="P1"/>
      <text:p text:style-name="P1">o tipo obxecto <text:s/><text:span text:style-name="T2">tipo_vehf</text:span> costa de dous campos :</text:p>
      <text:p text:style-name="P1">nomeveh varchar2(20)</text:p>
      <text:p text:style-name="P1">pf number</text:p>
      <text:p text:style-name="P1"/>
      <text:p text:style-name="P1">a taboa <text:span text:style-name="T2">finalveh</text:span> consta dos seguintes campos :</text:p>
      <text:p text:style-name="P1">id number primary key,</text:p>
      <text:p text:style-name="P1"><text:soft-page-break/>dni varchar2(10),</text:p>
      <text:p text:style-name="P1">nomec varchar2(30),</text:p>
      <text:p text:style-name="P1">vehf tipo_vehf</text:p>
      <text:p text:style-name="P1"/>
      <text:p text:style-name="P1">contido inicial da taboa finalveh</text:p>
      <text:p text:style-name="P1"/>
      <text:p text:style-name="P1">ID DNI<text:tab/> <text:s text:c="4"/>NOMEC <text:s text:c="4"/>VEHF</text:p>
      <text:p text:style-name="P1"/>
      <text:p text:style-name="P1">(baleira)</text:p>
      <text:p text:style-name="P1"/>
      <text:p text:style-name="P1"/>
      <text:p text:style-name="P1">PROXECTO : O obxectivo final do proxecto <text:span text:style-name="T2">Pvehiculos</text:span> e, <text:s text:c="2"/>por cada venda existente na colecion mongo -<text:span text:style-name="T2">vendas</text:span>- <text:s/>, gardar na taboa oracle <text:span text:style-name="T2">finalveh</text:span> :</text:p>
      <text:p text:style-name="P1">o id da venda,</text:p>
      <text:p text:style-name="P1">o dni do cliente ,</text:p>
      <text:p text:style-name="P1">o nome do cliente</text:p>
      <text:p text:style-name="P1">e no campo de tipo obxecto tipo_vehf: <text:s/>o nome e o prezo final do vehiculo que se calcula segun esta formula : </text:p>
      <text:p text:style-name="P1"><text:tab/>pf =prezoorixe-((2019-anomatricula)*500)-desconto ;</text:p>
      <text:p text:style-name="P1">tendo en conta que o valor do -desconto- debera ser 500 se o cliente xa fixo algunha compara anteriormente , e 0 se non fixo ningunha</text:p>
      <text:p text:style-name="P1"/>
      <text:p text:style-name="P1"/>
      <text:p text:style-name="P1"/>
      <text:p text:style-name="P1">polo tanto o contido <text:s/>final da taboa -finalveh- deberia ser o seguinte</text:p>
      <text:p text:style-name="P1"/>
      <text:p text:style-name="P1">ID DNI<text:tab/> <text:s text:c="4"/>NOMEC <text:s text:c="4"/>VEHF</text:p>
      <text:p text:style-name="P1"/>
      <text:p text:style-name="P1">1 364d <text:s text:c="6"/>eva<text:tab/>TIPO_VEHF('hyundai', 8500)</text:p>
      <text:p text:style-name="P1">2 361a <text:s text:c="6"/>luis<text:tab/>TIPO_VEHF('citroen', 15000)</text:p>
      <text:p text:style-name="P1">3 <text:s/>363c <text:s text:c="5"/>paula<text:tab/>TIPO_VEHF('mercedes', 4500)</text:p>
      <text:p text:style-name="P1">4 366f <text:s text:c="6"/>xiu<text:tab/><text:tab/>TIPO_VEHF('mazda', 6500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ntuacions:</text:p>
      <text:p text:style-name="P1"/>
      <text:p text:style-name="P1">2p) amosar datos da <text:s/>colecion <text:span text:style-name="T2">vendas</text:span></text:p>
      <text:p text:style-name="P1">8p) por cada fila lida da colecion <text:span text:style-name="T2">vendas</text:span> </text:p>
      <text:p text:style-name="P1"><text:tab/>2p) amosar o nome e numero de compras do cliente correspondente</text:p>
      <text:p text:style-name="P1"><text:tab/>2 p) amosar o nome, anomatricula e prezo orixe do vehiculo correspondente</text:p>
      <text:p text:style-name="P2">1 p) facer o calculo correspondente do prezo final do vehiculo en funcion de sis ten dereito ou non a desconto</text:p>
      <text:p text:style-name="P2">2 p) inserir <text:s/>a fila correspondente na taboa <text:span text:style-name="T2">finalveh</text:span></text:p>
      <text:p text:style-name="P1"/>
      <text:p text:style-name="P1">NOTA: <text:s text:c="8"/>para preparar o sistema :</text:p>
      <text:p text:style-name="P1">debese iniciar o listener (lsnrctl start)</text:p>
      <text:p text:style-name="P1">debes iniciar o servidor oracle </text:p>
      <text:p text:style-name="P1">debese conectarte a oracle como <text:s/>usuario hr contrasinal hr <text:s/></text:p>
      <text:p text:style-name="P1">debe ter lanzado o servidor mongo (mongod) e o cliente se che fai falla para comprobacions</text:p>
      <text:p text:style-name="P1">debes ter instalado objectdb</text:p>
      <text:p text:style-name="P1">lembra incorporar todos os drivers ao prox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Thorndale1" fo:font-size="12pt" fo:language="es" fo:country="ES" style:font-name-asian="HG Mincho Light J" style:font-size-asian="12pt" style:language-asian="es" style:country-asian="ES" style:font-name-complex="Arial Unicode MS1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in" fo:margin-bottom="0in" style:line-height-at-least="0.0693in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top="0.1945in" fo:margin-bottom="0.0827in" fo:orphans="2" fo:widows="2" fo:hyphenation-ladder-count="no-limit"/>
      <style:text-properties fo:color="#000000" style:font-name="Times" fo:font-size="10pt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3937in" fo:margin-bottom="0.5874in" fo:margin-left="0.9839in" fo:margin-right="0.472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2-11-26T20:05:57</meta:creation-date>
    <dc:language>es-ES</dc:language>
    <meta:editing-cycles>73</meta:editing-cycles>
    <meta:editing-duration>PT18H30M24S</meta:editing-duration>
    <dc:date>2021-02-23T11:54:15</dc:date>
    <meta:print-date>2020-02-18T10:51:11</meta:print-date>
    <meta:document-statistic meta:table-count="0" meta:image-count="0" meta:object-count="0" meta:page-count="2" meta:paragraph-count="73" meta:word-count="552" meta:character-count="3731"/>
    <dc:creator>r r</dc:creator>
    <meta:user-defined meta:name="Info 1"/>
    <meta:user-defined meta:name="Info 2"/>
    <meta:user-defined meta:name="Info 3"/>
    <meta:user-defined meta:name="Info 4"/>
  </office:meta>
</office:document-meta>
</file>